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Source Sans Pro1" svg:font-family="'Source Sans Pro'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Source Sans Pro" svg:font-family="'Source Sans Pro'" style:font-family-generic="system" style:font-pitch="variable"/>
    <style:font-face style:name="Source Sans Pro Black1" svg:font-family="'Source Sans Pro Black'" style:font-family-generic="system" style:font-pitch="variable"/>
    <style:font-face style:name="Source Sans Pro Black2" svg:font-family="'Source Sans Pro Black'" style:font-adornments="Negra" style:font-family-generic="system" style:font-pitch="variable"/>
    <style:font-face style:name="Source Sans Pro Light2" svg:font-family="'Source Sans Pro Light'" style:font-family-generic="system" style:font-pitch="variable"/>
    <style:font-face style:name="Source Sans Pro Light" svg:font-family="'Source Sans Pro Light'" style:font-adornments="Liger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0.722cm" fo:min-width="7.42cm"/>
      <style:paragraph-properties style:writing-mode="lr-tb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348cm" fo:min-width="6.42cm"/>
      <style:paragraph-properties style:writing-mode="lr-tb"/>
    </style:style>
    <style:style style:name="gr4" style:family="graphic" style:parent-style-name="standard">
      <style:graphic-properties svg:stroke-width="0cm" svg:stroke-color="#009eda" draw:marker-start-width="0.203cm" draw:marker-end-width="0.203cm" draw:fill="solid" draw:fill-color="#009eda" draw:textarea-horizontal-align="justify" draw:textarea-vertical-align="middle" draw:auto-grow-height="false" fo:min-height="0.358cm" fo:min-width="6.454cm" fo:padding-top="0.075cm" fo:padding-bottom="0.075cm" fo:padding-left="0.075cm" fo:padding-right="0.075cm"/>
    </style:style>
    <style:style style:name="gr5" style:family="graphic" style:parent-style-name="standard">
      <style:graphic-properties svg:stroke-width="0cm" svg:stroke-color="#009eda" draw:marker-start-width="0.203cm" draw:marker-end-width="0.203cm" draw:fill="solid" draw:fill-color="#009eda" draw:textarea-horizontal-align="justify" draw:textarea-vertical-align="middle" draw:auto-grow-height="false" fo:min-height="0.308cm" fo:min-width="6.404cm" fo:padding-top="0.075cm" fo:padding-bottom="0.075cm" fo:padding-left="0.075cm" fo:padding-right="0.075cm"/>
    </style:style>
    <style:style style:name="gr6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1.484cm" fo:min-width="7.42cm"/>
      <style:paragraph-properties style:writing-mode="lr-tb"/>
    </style:style>
    <style:style style:name="gr7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79cm" fo:min-width="6.42cm"/>
      <style:paragraph-properties style:writing-mode="lr-tb"/>
    </style:style>
    <style:style style:name="gr8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786cm" fo:min-width="6.42cm"/>
      <style:paragraph-properties style:writing-mode="lr-tb"/>
    </style:style>
    <style:style style:name="gr9" style:family="graphic" style:parent-style-name="standard">
      <style:graphic-properties svg:stroke-width="0.203cm" svg:stroke-color="#009eda" draw:marker-start="Arrow" draw:marker-start-width="0.533cm" draw:marker-end="Arrow" draw:marker-end-width="0.533cm" fo:padding-top="0.176cm" fo:padding-bottom="0.176cm" fo:padding-left="0.176cm" fo:padding-right="0.176cm"/>
    </style:style>
    <style:style style:name="gr10" style:family="graphic" style:parent-style-name="standard">
      <style:graphic-properties svg:stroke-width="0.203cm" svg:stroke-color="#009eda" draw:marker-start="" draw:marker-start-width="0.533cm" draw:marker-end="Arrow" draw:marker-end-width="0.533cm" fo:padding-top="0.176cm" fo:padding-bottom="0.176cm" fo:padding-left="0.176cm" fo:padding-right="0.176cm"/>
    </style:style>
    <style:style style:name="gr11" style:family="graphic" style:parent-style-name="objectwithoutfill">
      <style:graphic-properties svg:stroke-color="#009eda" draw:fill="none"/>
    </style:style>
    <style:style style:name="gr1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8.69cm" fo:min-width="7.42cm"/>
      <style:paragraph-properties style:writing-mode="lr-tb"/>
    </style:style>
    <style:style style:name="gr1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0.976cm" fo:min-width="7.42cm"/>
      <style:paragraph-properties style:writing-mode="lr-tb"/>
    </style:style>
    <style:style style:name="gr14" style:family="graphic" style:parent-style-name="standard">
      <style:graphic-properties svg:stroke-color="#000000" draw:fill="solid" draw:fill-color="#009eda" draw:textarea-horizontal-align="justify" draw:textarea-vertical-align="middle" draw:auto-grow-height="false" fo:min-height="1.348cm" fo:min-width="6.42cm"/>
      <style:paragraph-properties style:writing-mode="lr-tb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2.751cm"/>
      <style:paragraph-properties style:writing-mode="lr-tb"/>
    </style:style>
    <style:style style:name="pr5" style:family="presentation" style:parent-style-name="Vivid1-notes">
      <style:graphic-properties draw:fill-color="#ffffff" fo:min-height="12.464cm"/>
      <style:paragraph-properties style:writing-mode="lr-tb"/>
    </style:style>
    <style:style style:name="pr6" style:family="presentation" style:parent-style-name="Vivid1-outline1">
      <style:graphic-properties fo:min-height="11.11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text-properties fo:font-size="27pt" fo:font-weight="normal" style:font-weight-asian="normal" style:font-weight-complex="normal"/>
    </style:style>
    <style:style style:name="P3" style:family="paragraph">
      <loext:graphic-properties draw:fill-color="#ffffff"/>
      <style:text-properties fo:font-size="18pt" style:font-size-asian="18pt" style:font-size-complex="18pt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="solid" draw:fill-color="#009eda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ffffff"/>
      <style:paragraph-properties fo:text-align="center"/>
      <style:text-properties fo:color="#ffffff" loext:opacity="100%"/>
    </style:style>
    <style:style style:name="P11" style:family="paragraph">
      <style:paragraph-properties fo:margin-top="0cm" fo:margin-bottom="0cm"/>
      <style:text-properties style:font-name="DejaVu Sans Mono1" style:font-size-asian="32pt" style:font-size-complex="32pt"/>
    </style:style>
    <style:style style:name="P12" style:family="paragraph">
      <style:text-properties style:font-name="DejaVu Sans Mono" style:font-size-asian="32pt" style:font-size-complex="32pt"/>
    </style:style>
    <style:style style:name="P13" style:family="paragraph">
      <style:paragraph-properties fo:margin-left="0cm" fo:margin-right="0cm" fo:margin-top="0cm" fo:margin-bottom="0.371cm" fo:text-indent="0cm"/>
      <style:text-properties style:font-name="DejaVu Sans Mono" style:font-size-asian="32pt" style:font-size-complex="32pt"/>
    </style:style>
    <style:style style:name="P14" style:family="paragraph">
      <style:paragraph-properties fo:text-align="start">
        <style:tab-stops/>
      </style:paragraph-properties>
    </style:style>
    <style:style style:name="P15" style:family="paragraph">
      <style:paragraph-properties fo:text-align="center"/>
      <style:text-properties fo:font-size="22pt"/>
    </style:style>
    <style:style style:name="P16" style:family="paragraph">
      <loext:graphic-properties draw:fill="solid" draw:fill-color="#ffffff"/>
      <style:paragraph-properties fo:text-align="center"/>
      <style:text-properties fo:font-size="22pt"/>
    </style:style>
    <style:style style:name="P17" style:family="paragraph">
      <loext:graphic-properties draw:fill="solid" draw:fill-color="#009eda"/>
      <style:paragraph-properties fo:text-align="center"/>
      <style:text-properties fo:font-size="22pt"/>
    </style:style>
    <style:style style:name="P18" style:family="paragraph">
      <loext:graphic-properties draw:fill-color="#ffffff"/>
      <style:text-properties fo:font-size="20pt"/>
    </style:style>
    <style:style style:name="T1" style:family="text">
      <style:text-properties fo:font-size="54pt" style:font-size-asian="72pt" style:font-size-complex="72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ffffff" loext:opacity="100%" fo:font-size="20pt" style:font-size-asian="20pt" style:font-size-complex="20pt"/>
    </style:style>
    <style:style style:name="T5" style:family="text">
      <style:text-properties style:font-name="DejaVu Sans Mono1" style:font-size-asian="32pt" style:font-size-complex="32pt"/>
    </style:style>
    <style:style style:name="T6" style:family="text">
      <style:text-properties fo:color="#009eda" loext:opacity="100%" style:font-name="DejaVu Sans Mono1" fo:font-weight="bold" style:font-size-asian="32pt" style:font-weight-asian="bold" style:font-size-complex="32pt" style:font-weight-complex="bold"/>
    </style:style>
    <style:style style:name="T7" style:family="text">
      <style:text-properties style:font-name="DejaVu Sans Mono" style:font-size-asian="32pt" style:font-size-complex="32pt"/>
    </style:style>
    <style:style style:name="T8" style:family="text">
      <style:text-properties fo:color="#009eda" loext:opacity="100%" style:font-name="DejaVu Sans Mono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4.992cm" svg:height="8.999cm" svg:x="1.249cm" svg:y="0.749cm" presentation:class="title">
          <draw:text-box>
            <text:p text:style-name="P1"><text:span text:style-name="T1">DTE</text:span><text:span text:style-name="T1"><text:line-break/></text:span><text:span text:style-name="T1">Adding Metadata</text:span></text:p>
          </draw:text-box>
        </draw:frame>
        <draw:frame presentation:style-name="pr2" draw:text-style-name="P2" draw:layer="layout" svg:width="24.992cm" svg:height="3.25cm" svg:x="1.249cm" svg:y="10.748cm" presentation:class="subtitle">
          <draw:text-box>
            <text:p text:style-name="P2"><text:span text:style-name="T2">Heinrich Schuchardt, 2020-05-02, CC-BY-4.0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custom-shape draw:style-name="gr2" draw:text-style-name="P4" draw:layer="layout" svg:width="7.62cm" svg:height="10.922cm" svg:x="1.524cm" svg:y="3.81cm">
          <text:p text:style-name="P5"><text:span text:style-name="T3"/></text:p>
          <draw:enhanced-geometry svg:viewBox="0 0 21600 21600" draw:type="rectangle" draw:enhanced-path="M 0 0 L 21600 0 21600 21600 0 21600 0 0 Z N"/>
        </draw:custom-shape>
        <draw:frame presentation:style-name="pr4" draw:layer="layout" svg:width="24.992cm" svg:height="2.75cm" svg:x="1.499cm" svg:y="0.249cm" presentation:class="title">
          <draw:text-box>
            <text:p>Layout of FDT</text:p>
          </draw:text-box>
        </draw:frame>
        <draw:custom-shape draw:style-name="gr3" draw:text-style-name="P4" draw:layer="layout" svg:width="6.62cm" svg:height="1.548cm" svg:x="2.016cm" svg:y="4.294cm">
          <text:p text:style-name="P5"><text:span text:style-name="T3">He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62cm" svg:height="1.548cm" svg:x="2.016cm" svg:y="7.094cm">
          <text:p text:style-name="P5"><text:span text:style-name="T3">Memory</text:span><text:span text:style-name="T3"><text:line-break/></text:span><text:span text:style-name="T3">Reservation Bloc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62cm" svg:height="1.548cm" svg:x="2.016cm" svg:y="9.694cm">
          <text:p text:style-name="P5"><text:span text:style-name="T3">Structure Bloc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62cm" svg:height="1.548cm" svg:x="2.016cm" svg:y="12.192cm">
          <text:p text:style-name="P5"><text:span text:style-name="T3">Strings Block</text:span></text:p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custom-shape draw:style-name="gr4" draw:text-style-name="P7" draw:layer="layout" svg:width="6.604cm" svg:height="0.508cm" svg:x="17.426cm" svg:y="13.9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6.604cm" svg:height="0.508cm" svg:x="17.426cm" svg:y="11.17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7.62cm" svg:height="10.922cm" svg:x="1.524cm" svg:y="3.81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4.992cm" svg:height="2.75cm" svg:x="1.499cm" svg:y="0.249cm" presentation:class="title">
          <draw:text-box>
            <text:p>How Libfdt Adds Property</text:p>
          </draw:text-box>
        </draw:frame>
        <draw:custom-shape draw:style-name="gr3" draw:text-style-name="P4" draw:layer="layout" svg:width="6.62cm" svg:height="1.548cm" svg:x="2.016cm" svg:y="4.294cm">
          <text:p text:style-name="P5"><text:span text:style-name="T3">He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62cm" svg:height="1.548cm" svg:x="2.016cm" svg:y="7.094cm">
          <text:p text:style-name="P5"><text:span text:style-name="T3">Memory</text:span><text:span text:style-name="T3"><text:line-break/></text:span><text:span text:style-name="T3">Reservation Bloc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62cm" svg:height="1.548cm" svg:x="2.016cm" svg:y="9.694cm">
          <text:p text:style-name="P5"><text:span text:style-name="T3">Structure Bloc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62cm" svg:height="1.548cm" svg:x="2.016cm" svg:y="12.192cm">
          <text:p text:style-name="P5"><text:span text:style-name="T3">Strings Block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7.62cm" svg:height="11.684cm" svg:x="16.924cm" svg:y="3.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62cm" svg:height="1.548cm" svg:x="17.416cm" svg:y="4.294cm">
          <text:p text:style-name="P5"><text:span text:style-name="T3">He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62cm" svg:height="1.548cm" svg:x="17.416cm" svg:y="7.094cm">
          <text:p text:style-name="P5"><text:span text:style-name="T3">Memory</text:span><text:span text:style-name="T3"><text:line-break/></text:span><text:span text:style-name="T3">Reservation Block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6.62cm" svg:height="1.99cm" svg:x="17.416cm" svg:y="9.694cm">
          <text:p text:style-name="P5"><text:span text:style-name="T3">Structure Block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6.62cm" svg:height="1.986cm" svg:x="17.416cm" svg:y="12.492cm">
          <text:p text:style-name="P5"><text:span text:style-name="T3">Strings Blo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5" draw:layer="layout" svg:x1="16.256cm" svg:y1="12.446cm" svg:x2="16.256cm" svg:y2="14.478cm">
          <text:p/>
        </draw:line>
        <draw:line draw:style-name="gr9" draw:text-style-name="P5" draw:layer="layout" svg:x1="16.256cm" svg:y1="9.652cm" svg:x2="16.256cm" svg:y2="11.684cm">
          <text:p/>
        </draw:line>
        <draw:line draw:style-name="gr10" draw:text-style-name="P5" draw:layer="layout" svg:x1="14.986cm" svg:y1="3.81cm" svg:x2="14.986cm" svg:y2="12.446cm">
          <text:p/>
        </draw:line>
        <draw:line draw:style-name="gr11" draw:text-style-name="P9" draw:layer="layout" svg:x1="24.13cm" svg:y1="12.446cm" svg:x2="14.478cm" svg:y2="12.446cm">
          <text:p/>
        </draw:line>
        <draw:line draw:style-name="gr11" draw:text-style-name="P9" draw:layer="layout" svg:x1="24.13cm" svg:y1="14.446cm" svg:x2="15.748cm" svg:y2="14.478cm">
          <text:p/>
        </draw:line>
        <draw:line draw:style-name="gr11" draw:text-style-name="P9" draw:layer="layout" svg:x1="24.13cm" svg:y1="11.646cm" svg:x2="15.748cm" svg:y2="11.684cm">
          <text:p/>
        </draw:line>
        <draw:line draw:style-name="gr11" draw:text-style-name="P9" draw:layer="layout" svg:x1="24.13cm" svg:y1="9.646cm" svg:x2="15.748cm" svg:y2="9.652cm">
          <text:p/>
        </draw:line>
        <draw:line draw:style-name="gr11" draw:text-style-name="P9" draw:layer="layout" svg:x1="24.638cm" svg:y1="15.494cm" svg:x2="12.954cm" svg:y2="15.494cm">
          <text:p/>
        </draw:line>
        <draw:line draw:style-name="gr10" draw:text-style-name="P5" draw:layer="layout" svg:x1="13.462cm" svg:y1="3.81cm" svg:x2="13.462cm" svg:y2="15.494cm">
          <text:p/>
        </draw:lin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custom-shape draw:style-name="gr12" draw:text-style-name="P4" draw:layer="layout" svg:width="7.62cm" svg:height="8.89cm" draw:transform="skewX (-0.00296705972839036) translate (1.524cm 3.81cm)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4.992cm" svg:height="2.75cm" svg:x="1.499cm" svg:y="0.249cm" presentation:class="title">
          <draw:text-box>
            <text:p>Sanest Place For Metadata</text:p>
          </draw:text-box>
        </draw:frame>
        <draw:custom-shape draw:style-name="gr3" draw:text-style-name="P4" draw:layer="layout" svg:width="6.62cm" svg:height="1.548cm" svg:x="2.016cm" svg:y="4.294cm">
          <text:p text:style-name="P5"><text:span text:style-name="T3">He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62cm" svg:height="1.548cm" svg:x="2.016cm" svg:y="6.394cm">
          <text:p text:style-name="P5"><text:span text:style-name="T3">Memory</text:span><text:span text:style-name="T3"><text:line-break/></text:span><text:span text:style-name="T3">Reservation Bloc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62cm" svg:height="1.548cm" svg:x="2.016cm" svg:y="8.494cm">
          <text:p text:style-name="P5"><text:span text:style-name="T3">Structure Bloc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62cm" svg:height="1.548cm" svg:x="2.032cm" svg:y="10.592cm">
          <text:p text:style-name="P5"><text:span text:style-name="T3">Strings Block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7.62cm" svg:height="11.176cm" svg:x="17.272cm" svg:y="3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6.62cm" svg:height="1.548cm" svg:x="17.816cm" svg:y="4.294cm">
          <text:p text:style-name="P5"><text:span text:style-name="T3">He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6.62cm" svg:height="1.548cm" svg:x="17.88cm" svg:y="8.558cm">
          <text:p text:style-name="P5"><text:span text:style-name="T3">Memory</text:span><text:span text:style-name="T3"><text:line-break/></text:span><text:span text:style-name="T3">Reservation Blo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6.62cm" svg:height="1.548cm" svg:x="17.816cm" svg:y="10.694cm">
          <text:p text:style-name="P5"><text:span text:style-name="T3">Structure Blo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6.62cm" svg:height="1.548cm" svg:x="17.816cm" svg:y="12.892cm">
          <text:p text:style-name="P5"><text:span text:style-name="T3">Strings Blo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7" draw:layer="layout" svg:width="6.62cm" svg:height="1.548cm" svg:x="17.816cm" svg:y="6.394cm">
          <text:p text:style-name="P5"><text:span text:style-name="T4">Metadata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4.992cm" svg:height="2.75cm" svg:x="1.499cm" svg:y="0.249cm" presentation:class="title">
          <draw:text-box>
            <text:p>New Header Fields</text:p>
          </draw:text-box>
        </draw:frame>
        <draw:frame presentation:style-name="pr6" draw:text-style-name="P11" draw:layer="layout" svg:width="24.992cm" svg:height="11.118cm" svg:x="1.499cm" svg:y="3.999cm" presentation:class="outline" presentation:user-transformed="true">
          <draw:text-box>
            <text:p text:style-name="P11"><text:span text:style-name="T5">struct fdt_header_new {</text:span></text:p>
            <text:p text:style-name="P11"><text:span text:style-name="T5">        </text:span><text:span text:style-name="T5">uint32_t magic;</text:span></text:p>
            <text:p text:style-name="P11"><text:span text:style-name="T5">        </text:span><text:span text:style-name="T5">uint32_t totalsize;</text:span></text:p>
            <text:p text:style-name="P11"><text:span text:style-name="T5">        </text:span><text:span text:style-name="T5">uint32_t off_dt_struct;</text:span></text:p>
            <text:p text:style-name="P11"><text:span text:style-name="T5">        </text:span><text:span text:style-name="T5">uint32_t off_dt_strings;</text:span></text:p>
            <text:p text:style-name="P11"><text:span text:style-name="T5">        </text:span><text:span text:style-name="T5">uint32_t off_mem_rsvmap;</text:span></text:p>
            <text:p text:style-name="P11"><text:span text:style-name="T5">        </text:span><text:span text:style-name="T5">uint32_t version;</text:span></text:p>
            <text:p text:style-name="P11"><text:span text:style-name="T5">        </text:span><text:span text:style-name="T5">uint32_t last_comp_version; </text:span><text:span text:style-name="T6">// = 18</text:span></text:p>
            <text:p text:style-name="P11"><text:span text:style-name="T5">        </text:span><text:span text:style-name="T5">uint32_t boot_cpuid_phys;</text:span></text:p>
            <text:p text:style-name="P11"><text:span text:style-name="T5">        </text:span><text:span text:style-name="T5">uint32_t size_dt_strings;</text:span></text:p>
            <text:p text:style-name="P11"><text:span text:style-name="T5">        </text:span><text:span text:style-name="T5">uint32_t size_dt_struct;</text:span></text:p>
            <text:p text:style-name="P11"><text:span text:style-name="T6">        </text:span><text:span text:style-name="T6">uint32_t off_meta_data;</text:span></text:p>
            <text:p text:style-name="P11"><text:span text:style-name="T6">        </text:span><text:span text:style-name="T6">uint32_t size_meta_data;</text:span></text:p>
            <text:p text:style-name="P11"><text:span text:style-name="T5">};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4.992cm" svg:height="2.75cm" svg:x="1.499cm" svg:y="0.249cm" presentation:class="title">
          <draw:text-box>
            <text:p>Metadata As Linked List</text:p>
          </draw:text-box>
        </draw:frame>
        <draw:frame presentation:style-name="pr6" draw:text-style-name="P12" draw:layer="layout" svg:width="24.992cm" svg:height="11.118cm" svg:x="1.499cm" svg:y="3.999cm" presentation:class="outline">
          <draw:text-box>
            <text:p text:style-name="P12"><text:span text:style-name="T7">struct metadata {</text:span></text:p>
            <text:p text:style-name="P13"><text:span text:style-name="T7"><text:s text:c="8"/></text:span><text:span text:style-name="T7">uint32_t size; </text:span><text:span text:style-name="T8">// 0 for last entry</text:span></text:p>
            <text:p text:style-name="P12"><text:span text:style-name="T7"><text:s text:c="8"/></text:span><text:span text:style-name="T7">uint8_t guid[16];</text:span></text:p>
            <text:p text:style-name="P12"><text:span text:style-name="T7"><text:s text:c="8"/></text:span><text:span text:style-name="T7">uint8_t data[];</text:span></text:p>
            <text:p text:style-name="P12"><text:span text:style-name="T7">};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4.992cm" svg:height="2.75cm" svg:x="1.499cm" svg:y="0.249cm" presentation:class="title">
          <draw:text-box>
            <text:p text:style-name="P14">Placement of Metadata</text:p>
          </draw:text-box>
        </draw:frame>
        <draw:frame presentation:style-name="pr6" draw:layer="layout" svg:width="14.249cm" svg:height="11.118cm" svg:x="1.499cm" svg:y="3.999cm" presentation:class="outline" presentation:user-transformed="true">
          <draw:text-box>
            <text:list text:style-name="L3">
              <text:list-item>
                <text:p>Tested with<text:line-break/>U-Boot –&gt; GRUB –&gt; Linux<text:line-break/>using empty metadata block</text:p>
              </text:list-item>
            </text:list>
          </draw:text-box>
        </draw:frame>
        <draw:custom-shape draw:style-name="gr13" draw:text-style-name="P10" draw:layer="layout" svg:width="7.62cm" svg:height="11.176cm" svg:x="17.272cm" svg:y="3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6" draw:layer="layout" svg:width="6.62cm" svg:height="1.548cm" svg:x="17.816cm" svg:y="4.294cm">
          <text:p text:style-name="P15"><text:span text:style-name="T3">He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6" draw:layer="layout" svg:width="6.62cm" svg:height="1.548cm" svg:x="17.88cm" svg:y="8.558cm">
          <text:p text:style-name="P15"><text:span text:style-name="T3">Memory</text:span><text:span text:style-name="T3"><text:line-break/></text:span><text:span text:style-name="T3">Reservation Blo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6" draw:layer="layout" svg:width="6.62cm" svg:height="1.548cm" svg:x="17.816cm" svg:y="10.694cm">
          <text:p text:style-name="P15"><text:span text:style-name="T3">Structure Blo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6" draw:layer="layout" svg:width="6.62cm" svg:height="1.548cm" svg:x="17.816cm" svg:y="12.892cm">
          <text:p text:style-name="P15"><text:span text:style-name="T3">Strings Blo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7" draw:layer="layout" svg:width="6.62cm" svg:height="1.548cm" svg:x="17.816cm" svg:y="6.394cm">
          <text:p text:style-name="P15"><text:span text:style-name="T4">Metadata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5" draw:text-style-name="P1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4.992cm" svg:height="2.75cm" svg:x="1.499cm" svg:y="0.249cm" presentation:class="title">
          <draw:text-box>
            <text:p>Adding Signatures and Checksums</text:p>
          </draw:text-box>
        </draw:frame>
        <draw:frame presentation:style-name="pr6" draw:layer="layout" svg:width="24.992cm" svg:height="11.118cm" svg:x="1.499cm" svg:y="3.999cm" presentation:class="outline">
          <draw:text-box>
            <text:list text:style-name="L3">
              <text:list-item>
                <text:p>Add metadata fields with sizes and GUIDs</text:p>
              </text:list-item>
              <text:list-item>
                <text:p>Fill data area for signatures and checksums with zero</text:p>
              </text:list-item>
              <text:list-item>
                <text:p>Calculate signatures and checksums</text:p>
              </text:list-item>
              <text:list-item>
                <text:p>Fill in the signature and checksum data fields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Source Sans Pro1" svg:font-family="'Source Sans Pro'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Source Sans Pro" svg:font-family="'Source Sans Pro'" style:font-family-generic="system" style:font-pitch="variable"/>
    <style:font-face style:name="Source Sans Pro Black1" svg:font-family="'Source Sans Pro Black'" style:font-family-generic="system" style:font-pitch="variable"/>
    <style:font-face style:name="Source Sans Pro Black2" svg:font-family="'Source Sans Pro Black'" style:font-adornments="Negra" style:font-family-generic="system" style:font-pitch="variable"/>
    <style:font-face style:name="Source Sans Pro Light2" svg:font-family="'Source Sans Pro Light'" style:font-family-generic="system" style:font-pitch="variable"/>
    <style:font-face style:name="Source Sans Pro Light" svg:font-family="'Source Sans Pro Light'" style:font-adornments="Liger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hatch draw:name="Hatching_20_6" draw:display-name="Hatching 6" draw:style="double" draw:color="#3465a4" draw:distance="0.15cm" draw:rotation="0"/>
    <draw:marker draw:name="Arrow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1" draw:fill-hatch-name="Hatching_20_1"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5cm" fo:text-indent="0cm"/>
      <style:text-properties fo:color="#dbf5f9" loext:opacity="100%" style:text-outline="false" style:text-line-through-style="none" style:text-line-through-type="none" style:font-name="Source Sans Pro1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6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8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1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none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1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6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8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3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3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3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3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3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6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8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3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3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3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draw:fill="solid" draw:fill-color="#009eda" fo:min-height="5.049cm" fo:min-width="27.791cm" draw:shadow-offset-y="-0.05cm"/>
    </style:style>
    <style:style style:name="Mgr4" style:family="graphic" style:parent-style-name="Accent_20_1">
      <style:graphic-properties draw:fill="solid" draw:fill-color="#009eda" fo:min-height="2.8cm" fo:min-width="27.791cm"/>
    </style:style>
    <style:style style:name="Mgr5" style:family="graphic" style:parent-style-name="Accent_20_1">
      <style:graphic-properties draw:fill="solid" draw:fill-color="#009eda" fo:min-height="0.3cm" fo:min-width="27.791cm"/>
    </style:style>
    <style:style style:name="Mgr6" style:family="graphic" style:parent-style-name="Accent_20_1">
      <style:graphic-properties draw:fill="solid" draw:fill-color="#009eda" draw:fill-hatch-solid="true" fo:min-height="0.05cm" fo:min-width="27.791cm" draw:shadow-offset-y="-0.03cm"/>
    </style:style>
    <style:style style:name="Mpr1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009eda"/>
      <style:paragraph-properties fo:text-align="center"/>
    </style:style>
    <style:style style:name="MP6" style:family="paragraph">
      <loext:graphic-properties draw:fill="solid" draw:fill-color="#009eda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</style:handout-master>
    <style:master-page style:name="Vivid" style:page-layout-name="PM1" draw:style-name="Mdp1">
      <office:forms form:automatic-focus="false" form:apply-design-mode="false"/>
      <draw:custom-shape draw:style-name="Mgr3" draw:text-style-name="MP5" draw:layer="backgroundobjects" svg:width="27.991cm" svg:height="5.249cm" svg:x="0cm" svg:y="10.498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Vivid-title" draw:layer="backgroundobjects" svg:width="24.992cm" svg:height="8.999cm" svg:x="1.249cm" svg:y="0.749cm" presentation:class="title" presentation:placeholder="true">
        <draw:text-box/>
      </draw:frame>
      <draw:frame presentation:style-name="Vivid-outline1" draw:layer="backgroundobjects" svg:width="24.992cm" svg:height="3.25cm" svg:x="1.249cm" svg:y="10.748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1">
      <office:forms form:automatic-focus="false" form:apply-design-mode="false"/>
      <draw:custom-shape draw:style-name="Mgr4" draw:text-style-name="MP5" draw:layer="backgroundobjects" svg:width="27.991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4.992cm" svg:height="2.75cm" svg:x="1.499cm" svg:y="0.249cm" presentation:class="title" presentation:placeholder="true">
        <draw:text-box/>
      </draw:frame>
      <draw:frame presentation:style-name="Vivid1-outline1" draw:layer="backgroundobjects" svg:width="24.992cm" svg:height="11.118cm" svg:x="1.499cm" svg:y="3.999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3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4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4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office:forms form:automatic-focus="false" form:apply-design-mode="false"/>
      <draw:custom-shape draw:style-name="Mgr5" draw:text-style-name="MP5" draw:layer="backgroundobjects" svg:width="27.991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4.992cm" svg:height="2.75cm" svg:x="1.499cm" svg:y="0.749cm" presentation:class="title" presentation:placeholder="true">
        <draw:text-box/>
      </draw:frame>
      <draw:frame presentation:style-name="Vivid2-outline1" draw:layer="backgroundobjects" svg:width="24.992cm" svg:height="11.249cm" svg:x="1.499cm" svg:y="3.999cm" presentation:class="outline" presentation:placeholder="true">
        <draw:text-box/>
      </draw:frame>
      <draw:custom-shape draw:style-name="Mgr6" draw:text-style-name="MP6" draw:layer="backgroundobjects" svg:width="27.991cm" svg:height="0.25cm" svg:x="0cm" svg:y="15.498cm">
        <text:p/>
        <draw:enhanced-geometry svg:viewBox="0 0 21600 21600" draw:type="rectangle" draw:enhanced-path="M 0 0 L 21600 0 21600 21600 0 21600 0 0 Z N"/>
      </draw:custom-shap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02T18:26:22.034786693</meta:creation-date>
    <meta:editing-duration>PT7M18S</meta:editing-duration>
    <meta:editing-cycles>2</meta:editing-cycles>
    <meta:generator>LibreOffice/7.0.4.2$Linux_X86_64 LibreOffice_project/00$Build-2</meta:generator>
    <dc:title>Vivid</dc:title>
    <dc:date>2021-05-02T19:17:48.444197440</dc:date>
    <meta:document-statistic meta:object-count="107"/>
    <meta:template xlink:type="simple" xlink:actuate="onRequest" xlink:title="Vivid" xlink:href="../../../../../usr/lib/libreoffice/share/template/common/presnt/Vivid.otp" meta:date="2021-05-02T18:26:21.313003819"/>
  </office:meta>
</office:document-meta>
</file>